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Rounded MT Bold" svg:font-family="'Arial Rounded MT Bold'" style:font-family-generic="swiss" style:font-pitch="variable"/>
    <style:font-face style:name="Bahnschrift SemiBold SemiConden" svg:font-family="'Bahnschrift SemiBold SemiConden'"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em" svg:font-family="rem, 'Google Sans Text', 'Google Sans', sans-serif"/>
  </office:font-face-decls>
  <office:automatic-styles>
    <style:style style:name="Tabla1" style:family="table">
      <style:table-properties style:width="17cm" table:align="left"/>
    </style:style>
    <style:style style:name="Tabla1.A" style:family="table-column">
      <style:table-column-properties style:column-width="3.231cm"/>
    </style:style>
    <style:style style:name="Tabla1.B" style:family="table-column">
      <style:table-column-properties style:column-width="7.53cm"/>
    </style:style>
    <style:style style:name="Tabla1.C" style:family="table-column">
      <style:table-column-properties style:column-width="6.239cm"/>
    </style:style>
    <style:style style:name="Tabla1.A1" style:family="table-cell">
      <style:table-cell-properties style:vertical-align="middle" fo:padding-left="0.049cm" fo:padding-right="0cm" fo:padding-top="0cm" fo:padding-bottom="0.049cm" fo:border-left="0.05pt solid #e8eaed" fo:border-right="none" fo:border-top="none" fo:border-bottom="0.05pt solid #e8eaed"/>
    </style:style>
    <style:style style:name="Tabla2" style:family="table">
      <style:table-properties style:width="17cm" table:align="left"/>
    </style:style>
    <style:style style:name="Tabla2.A" style:family="table-column">
      <style:table-column-properties style:column-width="6.354cm"/>
    </style:style>
    <style:style style:name="Tabla2.B" style:family="table-column">
      <style:table-column-properties style:column-width="10.647cm"/>
    </style:style>
    <style:style style:name="Tabla2.A1" style:family="table-cell">
      <style:table-cell-properties style:vertical-align="middle" fo:padding-left="0.049cm" fo:padding-right="0cm" fo:padding-top="0cm" fo:padding-bottom="0.049cm" fo:border-left="0.05pt solid #e8eaed" fo:border-right="none" fo:border-top="none" fo:border-bottom="0.05pt solid #e8eaed"/>
    </style:style>
    <style:style style:name="Tabla3" style:family="table">
      <style:table-properties style:width="17cm" table:align="left"/>
    </style:style>
    <style:style style:name="Tabla3.A" style:family="table-column">
      <style:table-column-properties style:column-width="8.017cm"/>
    </style:style>
    <style:style style:name="Tabla3.B" style:family="table-column">
      <style:table-column-properties style:column-width="8.983cm"/>
    </style:style>
    <style:style style:name="Tabla3.A1" style:family="table-cell">
      <style:table-cell-properties style:vertical-align="middle" fo:padding-left="0.049cm" fo:padding-right="0cm" fo:padding-top="0cm" fo:padding-bottom="0.049cm" fo:border-left="0.05pt solid #e8eaed" fo:border-right="none" fo:border-top="none" fo:border-bottom="0.05pt solid #e8eaed"/>
    </style:style>
    <style:style style:name="Tabla4" style:family="table">
      <style:table-properties style:width="17cm" table:align="left"/>
    </style:style>
    <style:style style:name="Tabla4.A" style:family="table-column">
      <style:table-column-properties style:column-width="4.295cm"/>
    </style:style>
    <style:style style:name="Tabla4.B" style:family="table-column">
      <style:table-column-properties style:column-width="12.705cm"/>
    </style:style>
    <style:style style:name="Tabla4.A1" style:family="table-cell">
      <style:table-cell-properties style:vertical-align="middle" fo:padding-left="0.049cm" fo:padding-right="0cm" fo:padding-top="0cm" fo:padding-bottom="0.049cm" fo:border-left="0.05pt solid #e8eaed" fo:border-right="none" fo:border-top="none" fo:border-bottom="0.05pt solid #e8eaed"/>
    </style:style>
    <style:style style:name="P1" style:family="paragraph" style:parent-style-name="Standard">
      <style:paragraph-properties fo:text-align="center" style:justify-single-word="false"/>
      <style:text-properties style:font-name="Bahnschrift SemiBold SemiConden" fo:font-size="20pt" officeooo:paragraph-rsid="001f85e2" style:font-size-asian="20pt" style:font-size-complex="20pt"/>
    </style:style>
    <style:style style:name="P2" style:family="paragraph" style:parent-style-name="Standard">
      <style:paragraph-properties fo:text-align="start" style:justify-single-word="false"/>
      <style:text-properties style:font-name="Liberation Serif" fo:font-size="12pt" officeooo:paragraph-rsid="001f85e2" style:font-size-asian="12pt" style:font-size-complex="12pt"/>
    </style:style>
    <style:style style:name="P3" style:family="paragraph" style:parent-style-name="Standard">
      <style:paragraph-properties fo:text-align="start" style:justify-single-word="false"/>
      <style:text-properties fo:font-variant="normal" fo:text-transform="none" style:font-name="Arial Rounded MT Bold" fo:font-size="10pt" fo:letter-spacing="normal" fo:font-style="normal" fo:font-weight="bold" officeooo:paragraph-rsid="001f85e2" style:font-size-asian="10pt" style:font-size-complex="10pt"/>
    </style:style>
    <style:style style:name="P4" style:family="paragraph" style:parent-style-name="Table_20_Contents">
      <style:paragraph-properties fo:margin-left="0cm" fo:margin-right="0cm" fo:line-height="150%" fo:text-indent="0cm" style:auto-text-indent="false"/>
      <style:text-properties fo:font-variant="normal" fo:text-transform="none" style:font-name="Arial Rounded MT Bold" fo:font-size="10pt" fo:letter-spacing="normal" fo:font-style="normal" fo:font-weight="normal" style:font-size-asian="10pt" style:font-size-complex="10pt"/>
    </style:style>
    <style:style style:name="P5" style:family="paragraph" style:parent-style-name="Table_20_Contents">
      <style:paragraph-properties fo:margin-left="0cm" fo:margin-right="0cm" fo:line-height="150%" fo:text-indent="0cm" style:auto-text-indent="false"/>
      <style:text-properties fo:font-variant="normal" fo:text-transform="none" style:font-name="Arial Rounded MT Bold" fo:font-size="10pt" fo:letter-spacing="normal" fo:font-style="normal" fo:font-weight="bold" style:font-size-asian="10pt" style:font-size-complex="10pt"/>
    </style:style>
    <style:style style:name="P6" style:family="paragraph" style:parent-style-name="Text_20_body">
      <style:paragraph-properties fo:margin-left="0cm" fo:margin-right="0cm" fo:margin-top="0cm" fo:margin-bottom="0cm" style:contextual-spacing="false" fo:line-height="150%" fo:text-indent="0cm" style:auto-text-indent="false"/>
      <style:text-properties fo:font-variant="normal" fo:text-transform="none" style:font-name="Arial Rounded MT Bold" fo:font-size="10pt" fo:letter-spacing="normal" fo:font-style="normal" fo:font-weight="bold" style:font-size-asian="10pt" style:font-size-complex="10pt"/>
    </style:style>
    <style:style style:name="P7" style:family="paragraph" style:parent-style-name="Text_20_body">
      <style:paragraph-properties fo:margin-left="0cm" fo:margin-right="0cm" fo:margin-top="0cm" fo:margin-bottom="0cm" style:contextual-spacing="false" fo:line-height="150%" fo:text-indent="0cm" style:auto-text-indent="false"/>
      <style:text-properties fo:font-variant="normal" fo:text-transform="none" style:font-name="Arial Rounded MT Bold" fo:font-size="10pt" fo:letter-spacing="normal" fo:font-style="normal" fo:font-weight="normal" style:font-size-asian="10pt" style:font-size-complex="10pt"/>
    </style:style>
    <style:style style:name="P8" style:family="paragraph" style:parent-style-name="Text_20_body">
      <style:paragraph-properties fo:margin-left="0cm" fo:margin-right="0cm" fo:margin-top="0cm" fo:margin-bottom="0cm" style:contextual-spacing="false" style:line-height-at-least="0.529cm" fo:text-indent="0cm" style:auto-text-indent="false"/>
      <style:text-properties fo:font-variant="normal" fo:text-transform="none" style:font-name="Arial Rounded MT Bold" fo:font-size="10pt" fo:letter-spacing="normal" fo:font-style="normal" fo:font-weight="normal" style:font-size-asian="10pt" style:font-size-complex="10pt"/>
    </style:style>
    <style:style style:name="P9" style:family="paragraph" style:parent-style-name="Text_20_body">
      <style:paragraph-properties fo:margin-left="0cm" fo:margin-right="0cm" fo:margin-top="0cm" fo:margin-bottom="0cm" style:contextual-spacing="false" fo:line-height="150%" fo:text-indent="0cm" style:auto-text-indent="false"/>
      <style:text-properties fo:font-variant="normal" fo:text-transform="none" style:font-name="Arial Rounded MT Bold" fo:font-size="10pt" fo:letter-spacing="normal" style:font-size-asian="10pt" style:font-size-complex="10pt"/>
    </style:style>
    <style:style style:name="P10" style:family="paragraph" style:parent-style-name="Text_20_body">
      <style:paragraph-properties fo:margin-left="0cm" fo:margin-right="0cm" fo:margin-top="0cm" fo:margin-bottom="0cm" style:contextual-spacing="false" fo:line-height="150%" fo:text-indent="0cm" style:auto-text-indent="false"/>
      <style:text-properties fo:font-variant="normal" fo:text-transform="none" style:font-name="rem" fo:font-size="10.5pt" fo:letter-spacing="normal" fo:font-style="normal" fo:font-weight="bold" style:font-size-asian="12pt"/>
    </style:style>
    <style:style style:name="P11" style:family="paragraph" style:parent-style-name="Table_20_Contents">
      <style:paragraph-properties fo:margin-left="0cm" fo:margin-right="0cm" fo:text-indent="0cm" style:auto-text-indent="false"/>
      <style:text-properties style:font-name="Arial Rounded MT Bold" fo:font-size="10pt" style:font-size-asian="10pt" style:font-size-complex="10pt"/>
    </style:style>
    <style:style style:name="T1" style:family="text">
      <style:text-properties officeooo:rsid="001f85e2"/>
    </style:style>
    <style:style style:name="T2" style:family="text">
      <style:text-properties officeooo:rsid="0003f0b4"/>
    </style:style>
    <style:style style:name="T3" style:family="text">
      <style:text-properties fo:font-variant="normal" fo:text-transform="none" fo:color="#ffffff" loext:opacity="100%" style:font-name="Arial Rounded MT Bold" fo:font-size="10pt" fo:letter-spacing="normal" fo:font-style="normal" fo:font-weight="normal" style:font-size-asian="10pt" style:font-size-complex="10pt"/>
    </style:style>
    <style:style style:name="T4" style:family="text">
      <style:text-properties fo:font-variant="normal" fo:text-transform="none" fo:color="#ffffff" loext:opacity="100%" style:font-name="Arial Rounded MT Bold" fo:font-size="10pt" fo:letter-spacing="normal" fo:font-style="normal" fo:font-weight="normal" officeooo:rsid="001f85e2" style:font-size-asian="10pt" style:font-size-complex="10pt"/>
    </style:style>
    <style:style style:name="T5" style:family="text">
      <style:text-properties fo:font-variant="normal" fo:text-transform="none" fo:color="#ffffff" loext:opacity="100%" style:font-name="Arial Rounded MT Bold" fo:font-size="10pt" fo:letter-spacing="normal" fo:font-style="normal" fo:font-weight="bold" style:font-size-asian="10pt" style:font-size-complex="10pt"/>
    </style:style>
    <style:style style:name="T6" style:family="text">
      <style:text-properties fo:font-variant="normal" fo:text-transform="none" fo:color="#ffffff" loext:opacity="100%" style:font-name="Arial Rounded MT Bold" fo:font-size="10pt" fo:letter-spacing="normal" fo:font-style="italic" fo:font-weight="normal" style:font-size-asian="10pt" style:font-size-complex="10pt"/>
    </style:style>
    <style:style style:name="T7" style:family="text">
      <style:text-properties fo:font-variant="normal" fo:text-transform="none" fo:color="#ffffff" loext:opacity="100%" style:font-name="Arial Rounded MT Bold" fo:font-size="10pt" fo:letter-spacing="normal" fo:font-style="italic" style:text-underline-style="solid" style:text-underline-width="auto" style:text-underline-color="font-color" fo:font-weight="normal" style:font-size-asian="10pt" style:font-size-complex="10pt"/>
    </style:style>
    <style:style style:name="T8" style:family="text">
      <style:text-properties fo:font-weight="bold"/>
    </style:style>
    <style:style style:name="T9" style:family="text">
      <style:text-properties fo:font-style="italic"/>
    </style:style>
    <style:style style:name="T10" style:family="text">
      <style:text-properties fo:font-style="normal" fo:font-weight="bold"/>
    </style:style>
    <style:style style:name="T11" style:family="text">
      <style:text-properties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áctica <text:span text:style-name="T1">9</text:span><text:span text:style-name="T2"> </text:span>- Capa de <text:span text:style-name="T1">Enlace</text:span></text:p>
      <text:p text:style-name="P1"/>
      <text:p text:style-name="P2">1. ¿Qué función cumple la capa de enlace? Indique qué servicios presta esta capa.</text:p>
      <text:p text:style-name="P2"/>
      <text:p text:style-name="P2"><text:span text:style-name="T3">La Capa de Enlace </text:span><text:span text:style-name="T4">es la </text:span><text:span text:style-name="T3">Capa 2 de la pila de protocolos de Internet desempeña el papel de mover un paquete de la Capa de Red (un datagrama) </text:span><text:span text:style-name="T5">desde un nodo hasta el nodo adyacente</text:span><text:span text:style-name="T3"> a través de un único enlace de comunicación.</text:span> </text:p>
      <text:p text:style-name="P2"><text:span text:style-name="T3">Los </text:span><text:span text:style-name="T5">nodos</text:span><text:span text:style-name="T3"> en este contexto incluyen hosts, routers, switches y puntos de acceso WiFi. A diferencia de la Capa de Red (que proporciona comunicación lógica entre </text:span><text:span text:style-name="T6">hosts</text:span><text:span text:style-name="T3">), la Capa de Enlace se encarga de la comunicación lógica entre </text:span><text:span text:style-name="T6">nodos </text:span><text:span text:style-name="T7">adyacentes</text:span><text:span text:style-name="T3">.</text:span> </text:p>
      <text:p text:style-name="P2"/>
      <text:p text:style-name="P2">2. Compare los servicios de la capa de enlace con los de la capa de transporte.</text:p>
      <text:p text:style-name="P2"/>
      <text:p text:style-name="P3">1. Ámbito de la Comunicación (Alcance)</text:p>
      <table:table table:name="Tabla1" table:style-name="Tabla1">
        <table:table-column table:style-name="Tabla1.A"/>
        <table:table-column table:style-name="Tabla1.B"/>
        <table:table-column table:style-name="Tabla1.C"/>
        <table:table-row>
          <table:table-cell table:style-name="Tabla1.A1" office:value-type="string">
            <text:p text:style-name="P4">Característica</text:p>
          </table:table-cell>
          <table:table-cell table:style-name="Tabla1.A1" office:value-type="string">
            <text:p text:style-name="P4">Capa de Enlace (Capa 2)</text:p>
          </table:table-cell>
          <table:table-cell table:style-name="Tabla1.A1" office:value-type="string">
            <text:p text:style-name="P4">Capa de Transporte (Capa 4)</text:p>
          </table:table-cell>
        </table:table-row>
        <table:table-row>
          <table:table-cell table:style-name="Tabla1.A1" office:value-type="string">
            <text:p text:style-name="P5">Alcance</text:p>
          </table:table-cell>
          <table:table-cell table:style-name="Tabla1.A1" office:value-type="string">
            <text:p text:style-name="P4"><text:span text:style-name="T8">Comunicación lógica entre nodos adyacentes</text:span> a través de un único enlace.</text:p>
          </table:table-cell>
          <table:table-cell table:style-name="Tabla1.A1" office:value-type="string">
            <text:p text:style-name="P4"><text:span text:style-name="T8">Comunicación lógica entre procesos</text:span> de aplicación que se ejecutan en hosts diferentes (comunicación terminal a terminal o <text:span text:style-name="T9">end-to-end</text:span>).</text:p>
          </table:table-cell>
        </table:table-row>
        <table:table-row>
          <table:table-cell table:style-name="Tabla1.A1" office:value-type="string">
            <text:p text:style-name="P5">PDU (Unidad de datos)</text:p>
          </table:table-cell>
          <table:table-cell table:style-name="Tabla1.A1" office:value-type="string">
            <text:p text:style-name="P4">Trama (Marco).</text:p>
          </table:table-cell>
          <table:table-cell table:style-name="Tabla1.A1" office:value-type="string">
            <text:p text:style-name="P4">Segmento (general) o Datagrama (UDP).</text:p>
          </table:table-cell>
        </table:table-row>
        <table:table-row>
          <table:table-cell table:style-name="Tabla1.A1" office:value-type="string">
            <text:p text:style-name="P5">Implementación</text:p>
          </table:table-cell>
          <table:table-cell table:style-name="Tabla1.A1" office:value-type="string">
            <text:p text:style-name="P4">Se implementa en <text:span text:style-name="T8">hosts, routers, switches y puntos de acceso WiFi</text:span> (nodos). Los routers procesan hasta la Capa 3 (Red), mientras que los switches de enlace procesan hasta la Capa 2.</text:p>
          </table:table-cell>
          <table:table-cell table:style-name="Tabla1.A1" office:value-type="string">
            <text:p text:style-name="P4">Reside <text:span text:style-name="T8">únicamente en los sistemas terminales (hosts)</text:span>. Los routers intermedios no actúan sobre la información de la capa de transporte.</text:p>
          </table:table-cell>
        </table:table-row>
      </table:table>
      <text:p text:style-name="P6">2. Servicios de Direccionamiento</text:p>
      <table:table table:name="Tabla2" table:style-name="Tabla2">
        <table:table-column table:style-name="Tabla2.A"/>
        <table:table-column table:style-name="Tabla2.B"/>
        <table:table-row>
          <table:table-cell table:style-name="Tabla2.A1" office:value-type="string">
            <text:p text:style-name="P4">Capa de Enlace (Capa 2)</text:p>
          </table:table-cell>
          <table:table-cell table:style-name="Tabla2.A1" office:value-type="string">
            <text:p text:style-name="P4">Capa de Transporte (Capa 4)</text:p>
          </table:table-cell>
        </table:table-row>
        <table:table-row>
          <table:table-cell table:style-name="Tabla2.A1" office:value-type="string">
            <text:p text:style-name="P4">Utiliza <text:span text:style-name="T8">Direcciones MAC</text:span> (Media Access Control) o direcciones físicas.</text:p>
          </table:table-cell>
          <table:table-cell table:style-name="Tabla2.A1" office:value-type="string">
            <text:p text:style-name="P4">Utiliza <text:span text:style-name="T8">Números de Puerto</text:span> (Ports).</text:p>
          </table:table-cell>
        </table:table-row>
        <table:table-row>
          <table:table-cell table:style-name="Tabla2.A1" office:value-type="string">
            <text:p text:style-name="P4">Las direcciones MAC se asignan a los <text:span text:style-name="T8">adaptadores</text:span> (interfaces de red).</text:p>
          </table:table-cell>
          <table:table-cell table:style-name="Tabla2.A1" office:value-type="string">
            <text:p text:style-name="P4">Los números de puerto identifican de manera única los <text:span text:style-name="T8">procesos</text:span> o sockets de la aplicación en el host de destino.</text:p>
          </table:table-cell>
        </table:table-row>
        <table:table-row>
          <table:table-cell table:style-name="Tabla2.A1" office:value-type="string">
            <text:p text:style-name="P4">El Protocolo de Resolución de Direcciones (<text:span text:style-name="T8">ARP</text:span>) se utiliza para traducir direcciones IP (Capa 3) a direcciones MAC (Capa 2).</text:p>
          </table:table-cell>
          <table:table-cell table:style-name="Tabla2.A1" office:value-type="string">
            <text:p text:style-name="P4">La principal responsabilidad de la Capa de Transporte (UDP/TCP) es ampliar la entrega de IP (host-a-host) a la entrega entre procesos (<text:span text:style-name="T9">process-to-process</text:span>), lo que se logra mediante la <text:span text:style-name="T8">Multiplexación y Demultiplexación</text:span>.</text:p>
          </table:table-cell>
        </table:table-row>
      </table:table>
      <text:p text:style-name="P6">3. Servicios de Transferencia y Confiabilidad</text:p>
      <text:p text:style-name="P7">Ambas capas pueden ofrecer un servicio de transferencia de datos fiable, pero su naturaleza y alcance son distintos.</text:p>
      <text:p text:style-name="P8">Capa de Enlace</text:p>
      <text:p text:style-name="P9">• <text:span text:style-name="T10">Entrega Fiable (Opcional):</text:span><text:span text:style-name="T11"> Algunos protocolos de la Capa de Enlace garantizan que cada datagrama se transporte a través del enlace sin errores, implementando confirmaciones y </text:span><text:soft-page-break/><text:span text:style-name="T11">retransmisiones (similar a ARQ). Este servicio se usa a menudo en enlaces con altas tasas de error (como los inalámbricos) para corregir errores </text:span><text:span text:style-name="T10">localmente</text:span><text:span text:style-name="T11">.</text:span></text:p>
      <text:p text:style-name="P9">• <text:span text:style-name="T10">Transferencia No Fiable:</text:span><text:span text:style-name="T11"> Muchos protocolos de enlace para enlaces cableados (como Ethernet) </text:span><text:span text:style-name="T10">no proporcionan</text:span><text:span text:style-name="T11"> un servicio de entrega fiable, ya que se considera una sobrecarga innecesaria debido a la baja tasa de errores de bit en estos medios.</text:span></text:p>
      <text:p text:style-name="P9">• <text:span text:style-name="T10">Detección de Errores:</text:span><text:span text:style-name="T11"> Se utilizan técnicas para detectar y, a veces, corregir errores de bit (p. ej., CRC o sumas de comprobación). La detección de errores en esta capa se implementa típicamente en </text:span><text:span text:style-name="T10">hardware</text:span><text:span text:style-name="T11"> (adaptadores de red).</text:span></text:p>
      <text:p text:style-name="P8">Capa de Transporte (TCP/UDP)</text:p>
      <text:p text:style-name="P9">• <text:span text:style-name="T10">TCP (Protocolo de Control de Transmisión):</text:span><text:span text:style-name="T11"> Proporciona una </text:span><text:span text:style-name="T10">Transferencia de Datos Fiable</text:span><text:span text:style-name="T11">. TCP garantiza que los datos sean entregados al proceso receptor </text:span><text:span text:style-name="T10">correctamente y en orden</text:span><text:span text:style-name="T11">, convirtiendo el servicio no fiable de IP en un servicio fiable de transporte. Esto se logra mediante mecanismos como números de secuencia, reconocimientos (ACK), y temporizadores.</text:span></text:p>
      <text:p text:style-name="P9">• <text:span text:style-name="T10">UDP (Protocolo de Datagramas de Usuario):</text:span><text:span text:style-name="T11"> Ofrece un servicio </text:span><text:span text:style-name="T10">sin conexión no fiable</text:span><text:span text:style-name="T11"> ("haz lo que puedas"). Los segmentos UDP pueden perderse o ser entregados fuera de orden.</text:span></text:p>
      <text:p text:style-name="P9">• <text:span text:style-name="T10">Detección de Errores:</text:span><text:span text:style-name="T11"> UDP y TCP proporcionan servicios de comprobación de la integridad de los datos mediante campos de detección de errores (sumas de comprobación) en sus cabeceras. La suma de comprobación de la capa de transporte se implementa generalmente por </text:span><text:span text:style-name="T10">software</text:span><text:span text:style-name="T11">.</text:span></text:p>
      <text:p text:style-name="P6">4. Control de la Tasa de Transmisión</text:p>
      <table:table table:name="Tabla3" table:style-name="Tabla3">
        <table:table-column table:style-name="Tabla3.A"/>
        <table:table-column table:style-name="Tabla3.B"/>
        <table:table-row>
          <table:table-cell table:style-name="Tabla3.A1" office:value-type="string">
            <text:p text:style-name="P4">Capa de Enlace (Capa 2)</text:p>
          </table:table-cell>
          <table:table-cell table:style-name="Tabla3.A1" office:value-type="string">
            <text:p text:style-name="P4">Capa de Transporte (Capa 4)</text:p>
          </table:table-cell>
        </table:table-row>
        <table:table-row>
          <table:table-cell table:style-name="Tabla3.A1" office:value-type="string">
            <text:p text:style-name="P4"><text:span text:style-name="T8">Acceso al Medio (MAC):</text:span> Protocolos como CSMA/CD (en Ethernet antigua) o CSMA/CA (en 802.11) se utilizan para coordinar la transmisión en canales de difusión compartidos, evitando colisiones o gestionando el acceso.</text:p>
          </table:table-cell>
          <table:table-cell table:style-name="Tabla3.A1" office:value-type="string">
            <text:p text:style-name="P4"><text:span text:style-name="T8">Control de Flujo (TCP):</text:span> Mecanismo que permite al receptor controlar la tasa a la que le envía datos el transmisor, previniendo el desbordamiento del búfer del receptor (adaptación de la velocidad del emisor a la capacidad de lectura del receptor).</text:p>
          </table:table-cell>
        </table:table-row>
        <table:table-row>
          <table:table-cell table:style-name="Tabla3.A1" office:value-type="string">
            <text:p text:style-name="P4"><text:span text:style-name="T8">División de Dominios de Colisión:</text:span> Dispositivos como los switches (conmutadores) ayudan a segmentar la red, eliminando las colisiones y permitiendo que los distintos enlaces operen a velocidades diferentes (enlaces heterogéneos).</text:p>
          </table:table-cell>
          <table:table-cell table:style-name="Tabla3.A1" office:value-type="string">
            <text:p text:style-name="P4"><text:span text:style-name="T8">Control de Congestión (TCP):</text:span> Mecanismo para regular la velocidad de transmisión del emisor, basándose en el estado de la red (pérdida de paquetes, retardos), para evitar que la conexión <text:span text:style-name="T8">inunde los enlaces y routers intermedios</text:span>. Este control es terminal a terminal.</text:p>
          </table:table-cell>
        </table:table-row>
      </table:table>
      <text:p text:style-name="P10">5. Gestión de la Conexión</text:p>
      <table:table table:name="Tabla4" table:style-name="Tabla4">
        <table:table-column table:style-name="Tabla4.A"/>
        <table:table-column table:style-name="Tabla4.B"/>
        <table:table-row>
          <table:table-cell table:style-name="Tabla4.A1" office:value-type="string">
            <text:p text:style-name="P4">Capa de Enlace (Capa 2)</text:p>
          </table:table-cell>
          <table:table-cell table:style-name="Tabla4.A1" office:value-type="string">
            <text:p text:style-name="P4">Capa de Transporte (Capa 4)</text:p>
          </table:table-cell>
        </table:table-row>
        <table:table-row>
          <table:table-cell table:style-name="Tabla4.A1" office:value-type="string">
            <text:p text:style-name="P4">Generalmente es un servicio <text:span text:style-name="T8">sin conexión</text:span>.</text:p>
          </table:table-cell>
          <table:table-cell table:style-name="Tabla4.A1" office:value-type="string">
            <text:p text:style-name="P4"><text:span text:style-name="T8">TCP es orientado a la conexión</text:span>: Requiere un procedimiento de negociación (p. ej., el proceso de acuerdo en tres fases) antes de que los procesos puedan comenzar a transferir datos.</text:p>
          </table:table-cell>
        </table:table-row>
        <table:table-row>
          <table:table-cell table:style-name="Tabla4.A1" office:value-type="string">
            <text:p text:style-name="P11"/>
          </table:table-cell>
          <table:table-cell table:style-name="Tabla4.A1" office:value-type="string">
            <text:p text:style-name="P4"><text:span text:style-name="T8">UDP es sin conexión</text:span>.</text:p>
          </table:table-cell>
        </table:table-row>
      </table:table>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Rounded MT Bold" svg:font-family="'Arial Rounded MT Bold'" style:font-family-generic="swiss" style:font-pitch="variable"/>
    <style:font-face style:name="Bahnschrift SemiBold SemiConden" svg:font-family="'Bahnschrift SemiBold SemiConden'"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em" svg:font-family="rem, 'Google Sans Text', 'Google San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2T22:10:53.792809500</meta:creation-date>
    <dc:date>2025-11-12T22:17:05.641107000</dc:date>
    <meta:editing-duration>PT6M12S</meta:editing-duration>
    <meta:editing-cycles>1</meta:editing-cycles>
    <meta:document-statistic meta:table-count="4" meta:image-count="0" meta:object-count="0" meta:page-count="2" meta:paragraph-count="50" meta:word-count="837" meta:character-count="5252" meta:non-whitespace-character-count="4463"/>
    <meta:generator>LibreOffice/25.2.6.2$Windows_X86_64 LibreOffice_project/729c5bfe710f5eb71ed3bbde9e06a6065e9c6c5d</meta:generator>
  </office:meta>
</office:document-meta>
</file>